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8000000AAE27D408FAD32CE0E.png" manifest:media-type="image/png"/>
  <manifest:file-entry manifest:full-path="Pictures/100002010000078C000000BA5ED3F2FA93AE6E31.png" manifest:media-type="image/png"/>
  <manifest:file-entry manifest:full-path="Pictures/1000020100000788000000B062DBFECCC939182B.png" manifest:media-type="image/png"/>
  <manifest:file-entry manifest:full-path="Pictures/100002010000077A000000AA88C607E2FC046D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c909"/>
    </style:style>
    <style:style style:name="P2" style:family="paragraph" style:parent-style-name="Standard">
      <style:text-properties officeooo:rsid="0007c909" officeooo:paragraph-rsid="0007c909"/>
    </style:style>
    <style:style style:name="P3" style:family="paragraph" style:parent-style-name="Standard">
      <style:text-properties officeooo:rsid="000868be" officeooo:paragraph-rsid="000868be"/>
    </style:style>
    <style:style style:name="P4" style:family="paragraph" style:parent-style-name="Standard">
      <style:text-properties officeooo:rsid="000bdd08" officeooo:paragraph-rsid="000bdd08"/>
    </style:style>
    <style:style style:name="P5" style:family="paragraph" style:parent-style-name="Standard">
      <style:text-properties officeooo:rsid="000bdd08" officeooo:paragraph-rsid="000d4674"/>
    </style:style>
    <style:style style:name="P6" style:family="paragraph" style:parent-style-name="Standard">
      <style:text-properties officeooo:paragraph-rsid="000bdd08"/>
    </style:style>
    <style:style style:name="T1" style:family="text">
      <style:text-properties officeooo:rsid="0007c909"/>
    </style:style>
    <style:style style:name="T2" style:family="text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222222" style:font-name="Liberation Serif" fo:font-size="11pt" fo:letter-spacing="normal" fo:font-style="normal" fo:font-weight="normal" officeooo:rsid="0007c909" style:font-size-asian="11pt" style:font-size-complex="11pt"/>
    </style:style>
    <style:style style:name="T4" style:family="text">
      <style:text-properties officeooo:rsid="000d467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jercicio 1</text:p>
      <text:p text:style-name="P1">Con este tipo de registro y para 70 millones de votantes, </text:p>
      <text:p text:style-name="P1">¿cuánto espacio de almacenamiento será necesario? </text:p>
      <text:p text:style-name="P1"><text:span text:style-name="T1">R: Se necesitara el espacio de 34 chars por cada mensaje udp enviado por telcel esto equivale a 34 bytes por mensaje, haciendo un total de </text:span><text:span text:style-name="T2">2,380,000,000 </text:span><text:span text:style-name="T3">bytes equivalente a 2.38 GB.</text:span></text:p>
      <text:p text:style-name="P1"/>
      <text:p text:style-name="P1">¿Es posible almacenarlo en su disco duro? </text:p>
      <text:p text:style-name="P2">R: Si</text:p>
      <text:p text:style-name="P1"/>
      <text:p text:style-name="P1">¿En una memoria USB? </text:p>
      <text:p text:style-name="P2">R: Si</text:p>
      <text:p text:style-name="P1"/>
      <text:p text:style-name="P1">¿Y en un archivo virtual dentro de la RAM?</text:p>
      <text:p text:style-name="P3">R: Si?</text:p>
      <text:p text:style-name="P3"/>
      <text:p text:style-name="P3"/>
      <text:p text:style-name="P3"/>
      <text:p text:style-name="P4">Ejercicio 2:</text:p>
      <text:p text:style-name="P4"/>
      <text:p text:style-name="P4">time 7,000</text:p>
      <text:p text:style-name="P4">real: 0.094s</text:p>
      <text:p text:style-name="P4">user: 0.041s</text:p>
      <text:p text:style-name="P4">sys: 0.053s</text:p>
      <text:p text:style-name="P4"/>
      <text:p text:style-name="P6"><draw:frame draw:style-name="fr1" draw:name="Imagen1" text:anchor-type="paragraph" svg:width="17.59cm" svg:height="1.693cm" draw:z-index="0"><draw:image xlink:href="Pictures/100002010000078C000000BA5ED3F2FA93AE6E31.png" xlink:type="simple" xlink:show="embed" xlink:actuate="onLoad" loext:mime-type="image/png"/></draw:frame></text:p>
      <text:p text:style-name="P4">time 70,000</text:p>
      <text:p text:style-name="P4">real: 0.<text:span text:style-name="T4">382</text:span>s</text:p>
      <text:p text:style-name="P4">user: 0.<text:span text:style-name="T4">128</text:span>s</text:p>
      <text:p text:style-name="P4">sys: 0.<text:span text:style-name="T4">251</text:span>s</text:p>
      <text:p text:style-name="P4"/>
      <text:p text:style-name="P6"><draw:frame draw:style-name="fr1" draw:name="Imagen2" text:anchor-type="paragraph" svg:width="17.59cm" svg:height="1.561cm" draw:z-index="1"><draw:image xlink:href="Pictures/100002010000077A000000AA88C607E2FC046DD0.png" xlink:type="simple" xlink:show="embed" xlink:actuate="onLoad" loext:mime-type="image/png"/></draw:frame></text:p>
      <text:p text:style-name="P6"/>
      <text:p text:style-name="P5">time 70<text:span text:style-name="T4">0</text:span>,000</text:p>
      <text:p text:style-name="P5">real: <text:span text:style-name="T4">3</text:span>.<text:span text:style-name="T4">579</text:span>s</text:p>
      <text:p text:style-name="P5">user: <text:span text:style-name="T4">1.169</text:span>s</text:p>
      <text:p text:style-name="P5">sys: <text:span text:style-name="T4">2.377</text:span>s</text:p>
      <text:p text:style-name="P5"><draw:frame draw:style-name="fr1" draw:name="Imagen3" text:anchor-type="paragraph" svg:width="17.59cm" svg:height="1.55cm" draw:z-index="2"><draw:image xlink:href="Pictures/1000020100000788000000AAE27D408FAD32CE0E.png" xlink:type="simple" xlink:show="embed" xlink:actuate="onLoad" loext:mime-type="image/png"/></draw:frame></text:p>
      <text:p text:style-name="P5"/>
      <text:p text:style-name="P5"/>
      <text:p text:style-name="P5"><text:soft-page-break/>time 7,<text:span text:style-name="T4">0</text:span>0<text:span text:style-name="T4">0</text:span>,000</text:p>
      <text:p text:style-name="P5">real: <text:span text:style-name="T4">35.283</text:span>s</text:p>
      <text:p text:style-name="P5">user: <text:span text:style-name="T4">12.215</text:span>s</text:p>
      <text:p text:style-name="P5">sys: <text:span text:style-name="T4">22.926</text:span>s</text:p>
      <text:p text:style-name="P5"><draw:frame draw:style-name="fr1" draw:name="Imagen4" text:anchor-type="paragraph" svg:width="17.59cm" svg:height="1.605cm" draw:z-index="3"><draw:image xlink:href="Pictures/1000020100000788000000B062DBFECCC939182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1:26:01.289315458</meta:creation-date>
    <dc:date>2020-04-29T13:19:54.999806978</dc:date>
    <meta:editing-duration>PT1H10M31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2" meta:paragraph-count="27" meta:word-count="111" meta:character-count="623" meta:non-whitespace-character-count="535"/>
  </office:meta>
</office:document-meta>
</file>